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4252in" svg:y="1.5138in">
            <draw:object draw:notify-on-update-of-ranges="Sheet1.B3:Sheet1.B74 Sheet1.C3:Sheet1.C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4" calcext:value-type="float">
            <text:p>49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9" calcext:value-type="float">
            <text:p>649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2" calcext:value-type="float">
            <text:p>50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4" calcext:value-type="float">
            <text:p>53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6" calcext:value-type="float">
            <text:p>46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4" calcext:value-type="float">
            <text:p>43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0" calcext:value-type="float">
            <text:p>4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7" calcext:value-type="float">
            <text:p>45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1" calcext:value-type="float">
            <text:p>4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9" calcext:value-type="float">
            <text:p>39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4" calcext:value-type="float">
            <text:p>37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8" calcext:value-type="float">
            <text:p>3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1" calcext:value-type="float">
            <text:p>38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9" calcext:value-type="float">
            <text:p>35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6" calcext:value-type="float">
            <text:p>3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3" calcext:value-type="float">
            <text:p>38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2" calcext:value-type="float">
            <text:p>3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7" calcext:value-type="float">
            <text:p>32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1" calcext:value-type="float">
            <text:p>2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5" calcext:value-type="float">
            <text:p>26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5" calcext:value-type="float">
            <text:p>19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4:08:09.088901449</dc:date>
    <meta:document-statistic meta:table-count="1" meta:cell-count="222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99cm" svg:y="0.316cm" chart:style-name="ch2">
          <text:p>Negative Examples</text:p>
        </chart:title>
        <chart:legend chart:legend-position="end" svg:x="11.534cm" svg:y="3.952cm" style:legend-expansion="high" chart:style-name="ch3"/>
        <chart:plot-area chart:style-name="ch4" table:cell-range-address="Sheet1.B3:Sheet1.C74" chart:data-source-has-labels="both" svg:x="1.331cm" svg:y="1.661cm" svg:width="9.563cm" svg:height="6.178cm">
          <chartooo:coordinate-region svg:x="2.323cm" svg:y="1.86cm" svg:width="8.55cm" svg:height="5.187cm"/>
          <chart:axis chart:dimension="x" chart:name="primary-x" chart:style-name="ch5">
            <chart:title svg:x="4.891cm" svg:y="8.019cm" chart:style-name="ch6">
              <text:p>Threshold value</text:p>
            </chart:title>
          </chart:axis>
          <chart:axis chart:dimension="y" chart:name="primary-y" chart:style-name="ch5">
            <chart:title svg:x="0.451cm" svg:y="7.413cm" chart:style-name="ch7">
              <text:p>No. of anomaly detected (Max 8000)</text:p>
            </chart:title>
            <chart:grid chart:style-name="ch8" chart:class="major"/>
          </chart:axis>
          <chart:series chart:style-name="ch9" chart:values-cell-range-address="Sheet1.B3:Sheet1.B74" chart:label-cell-address="anomaly_inside_box" chart:class="chart:line">
            <chart:data-point chart:repeated="72"/>
          </chart:series>
          <chart:series chart:style-name="ch10" chart:values-cell-range-address="Sheet1.C3:Sheet1.C74" chart:class="chart:line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maly_inside_box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25">
                <text:p>625</text:p>
                <draw:g>
                  <svg:desc>Sheet1.B3:Sheet1.B74</svg:desc>
                </draw:g>
              </table:table-cell>
              <table:table-cell office:value-type="float" office:value="5488">
                <text:p>5488</text:p>
                <draw:g>
                  <svg:desc>Sheet1.C3:Sheet1.C74</svg:desc>
                </draw:g>
              </table:table-cell>
            </table:table-row>
            <table:table-row>
              <table:table-cell office:value-type="string"/>
              <table:table-cell office:value-type="float" office:value="519">
                <text:p>51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/>
              <table:table-cell office:value-type="float" office:value="483">
                <text:p>483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/>
              <table:table-cell office:value-type="float" office:value="494">
                <text:p>49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/>
              <table:table-cell office:value-type="float" office:value="649">
                <text:p>64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/>
              <table:table-cell office:value-type="float" office:value="571">
                <text:p>57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/>
              <table:table-cell office:value-type="float" office:value="502">
                <text:p>50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524">
                <text:p>52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/>
              <table:table-cell office:value-type="float" office:value="503">
                <text:p>50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/>
              <table:table-cell office:value-type="float" office:value="534">
                <text:p>53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/>
              <table:table-cell office:value-type="float" office:value="560">
                <text:p>56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/>
              <table:table-cell office:value-type="float" office:value="466">
                <text:p>46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/>
              <table:table-cell office:value-type="float" office:value="415">
                <text:p>41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/>
              <table:table-cell office:value-type="float" office:value="434">
                <text:p>43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/>
              <table:table-cell office:value-type="float" office:value="409">
                <text:p>40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/>
              <table:table-cell office:value-type="float" office:value="490">
                <text:p>4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457">
                <text:p>45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461">
                <text:p>46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399">
                <text:p>39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/>
              <table:table-cell office:value-type="float" office:value="374">
                <text:p>37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/>
              <table:table-cell office:value-type="float" office:value="368">
                <text:p>36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/>
              <table:table-cell office:value-type="float" office:value="381">
                <text:p>3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/>
              <table:table-cell office:value-type="float" office:value="329">
                <text:p>3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/>
              <table:table-cell office:value-type="float" office:value="359">
                <text:p>3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/>
              <table:table-cell office:value-type="float" office:value="316">
                <text:p>31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/>
              <table:table-cell office:value-type="float" office:value="383">
                <text:p>38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/>
              <table:table-cell office:value-type="float" office:value="312">
                <text:p>31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284">
                <text:p>2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/>
              <table:table-cell office:value-type="float" office:value="327">
                <text:p>3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/>
              <table:table-cell office:value-type="float" office:value="335">
                <text:p>3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/>
              <table:table-cell office:value-type="float" office:value="323">
                <text:p>32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/>
              <table:table-cell office:value-type="float" office:value="351">
                <text:p>3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/>
              <table:table-cell office:value-type="float" office:value="271">
                <text:p>2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/>
              <table:table-cell office:value-type="float" office:value="265">
                <text:p>2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/>
              <table:table-cell office:value-type="float" office:value="255">
                <text:p>2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